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25a" officeooo:paragraph-rsid="0001e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eststaresa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6:17:58.566309670</meta:creation-date>
    <dc:date>2025-11-18T16:18:07.972911476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25.8.3.2$Linux_X86_64 LibreOffice_project/8ca8d55c161d602844f5428fa4b58097424e324e</meta:generator>
  </office:meta>
</office:document-meta>
</file>